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5.08cm"/>
    </style:style>
    <style:style style:name="gr9" style:family="graphic" style:parent-style-name="standard">
      <style:graphic-properties draw:stroke="none" svg:stroke-color="#000000" draw:fill="none" draw:fill-color="#ffffff" fo:min-height="1.905cm"/>
    </style:style>
    <style:style style:name="gr10" style:family="graphic" style:parent-style-name="standard">
      <style:graphic-properties draw:stroke="none" svg:stroke-color="#000000" draw:fill="none" draw:fill-color="#ffffff" fo:min-height="1.143cm"/>
    </style:style>
    <style:style style:name="gr11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style:font-name="Purisa" fo:font-size="14pt" style:font-size-asian="14pt" style:font-size-complex="1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style:font-name="Purisa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Purisa" fo:font-size="14pt" style:font-size-asian="14pt" style:font-size-complex="1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Puris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466cm" svg:y1="10.525cm" svg:x2="10.752cm" svg:y2="10.525cm">
          <text:p/>
        </draw:line>
        <draw:line draw:style-name="gr1" draw:text-style-name="P1" draw:layer="layout" svg:x1="21.828cm" svg:y1="10.525cm" svg:x2="24.114cm" svg:y2="10.552cm">
          <text:p/>
        </draw:line>
        <draw:custom-shape draw:style-name="gr2" draw:text-style-name="P2" draw:layer="layout" svg:width="2.54cm" svg:height="2.159cm" svg:x="1.532cm" svg:y="9.382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2.54cm" svg:height="2.159cm" svg:x="6.212cm" svg:y="9.382cm">
          <text:p text:style-name="P1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2.54cm" svg:height="2.159cm" svg:x="10.676cm" svg:y="9.382cm">
          <text:p text:style-name="P1"><text:span text:style-name="T1">SET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2.54cm" svg:height="2.159cm" svg:x="15.156cm" svg:y="9.382cm">
          <text:p text:style-name="P1"><text:span text:style-name="T1">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2.54cm" svg:height="2.159cm" svg:x="19.542cm" svg:y="9.409cm">
          <text:p text:style-name="P1"><text:span text:style-name="T1">TRANS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" draw:id="id2" draw:layer="layout" svg:width="2.54cm" svg:height="2.159cm" svg:x="24.022cm" svg:y="9.409cm">
          <text:p text:style-name="P1"><text:span text:style-name="T2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048cm" svg:y1="10.525cm" svg:x2="6.207cm" svg:y2="10.525cm">
          <text:p/>
        </draw:line>
        <draw:line draw:style-name="gr1" draw:text-style-name="P1" draw:layer="layout" svg:x1="13.219cm" svg:y1="10.525cm" svg:x2="15.251cm" svg:y2="10.525cm">
          <text:p/>
        </draw:line>
        <draw:line draw:style-name="gr1" draw:text-style-name="P1" draw:layer="layout" svg:x1="17.737cm" svg:y1="10.552cm" svg:x2="19.642cm" svg:y2="10.552cm">
          <text:p/>
        </draw:line>
        <draw:connector draw:style-name="gr1" draw:text-style-name="P1" draw:layer="layout" draw:type="curve" draw:line-skew="2.009cm" svg:x1="7.482cm" svg:y1="11.541cm" svg:x2="25.292cm" svg:y2="11.568cm" draw:start-shape="id1" draw:start-glue-point="8" draw:end-shape="id2" draw:end-glue-point="8" svg:d="M7482 11541c0 3805 17810 3792 17810 27" svg:viewBox="0 0 17811 2853">
          <text:p/>
        </draw:connector>
        <draw:connector draw:style-name="gr1" draw:text-style-name="P1" draw:layer="layout" draw:type="curve" draw:line-skew="-1.152cm" svg:x1="16.426cm" svg:y1="9.382cm" svg:x2="11.946cm" svg:y2="9.382cm" draw:start-shape="id3" draw:start-glue-point="4" draw:end-shape="id4" draw:end-glue-point="4" svg:d="M16426 9382c0-2481-4480-2481-4480 0" svg:viewBox="0 0 4481 1862">
          <text:p/>
        </draw:connector>
        <draw:connector draw:style-name="gr1" draw:text-style-name="P1" draw:layer="layout" draw:type="curve" draw:line-skew="-3.05cm" svg:x1="20.812cm" svg:y1="9.409cm" svg:x2="7.482cm" svg:y2="9.382cm" draw:start-shape="id5" draw:start-glue-point="4" draw:end-shape="id1" draw:end-glue-point="4" svg:d="M20812 9409c0-5368-13330-5355-13330-27" svg:viewBox="0 0 13331 4026">
          <text:p/>
        </draw:connector>
        <draw:frame draw:style-name="gr8" draw:text-style-name="P4" draw:layer="layout" svg:width="24.257cm" svg:height="5.33cm" svg:x="1.381cm" svg:y="15.097cm">
          <draw:text-box>
            <text:p><text:span text:style-name="T3">init – Start state</text:span></text:p>
            <text:p><text:span text:style-name="T3">begin – Start new game, if previous game is :abort and no games left → :exit</text:span></text:p>
            <text:p><text:span text:style-name="T3">setup – Setup round guess, if :human ask for letter input</text:span></text:p>
            <text:p><text:span text:style-name="T3">action – Perform guess, if more rounds left go back to :setup else :transit</text:span></text:p>
            <text:p><text:span text:style-name="T3">transit – Single game over, start new game or exit if all games finished</text:span></text:p>
            <text:p><text:span text:style-name="T3">exit – Games over!</text:span></text:p>
          </draw:text-box>
        </draw:frame>
        <draw:frame draw:style-name="gr9" draw:text-style-name="P5" draw:layer="layout" svg:width="21.463cm" svg:height="2.155cm" svg:x="3.794cm" svg:y="2.143cm">
          <draw:text-box>
            <text:p text:style-name="P1"><text:span text:style-name="T4">Player Finite State Machine Flow</text:span></text:p>
          </draw:text-box>
        </draw:frame>
        <draw:frame draw:style-name="gr10" draw:text-style-name="P6" draw:layer="layout" svg:width="3.302cm" svg:height="1.393cm" svg:x="4.023cm" svg:y="9.411cm">
          <draw:text-box>
            <text:p text:style-name="P6"><text:span text:style-name="T5">:initialize</text:span></text:p>
          </draw:text-box>
        </draw:frame>
        <draw:frame draw:style-name="gr10" draw:text-style-name="P6" draw:layer="layout" svg:width="3.302cm" svg:height="1.393cm" svg:x="8.423cm" svg:y="9.411cm">
          <draw:text-box>
            <text:p text:style-name="P6"><text:span text:style-name="T5">:proceed</text:span></text:p>
          </draw:text-box>
        </draw:frame>
        <draw:frame draw:style-name="gr10" draw:text-style-name="P6" draw:layer="layout" svg:width="3.302cm" svg:height="1.393cm" svg:x="21.823cm" svg:y="9.413cm">
          <draw:text-box>
            <text:p text:style-name="P6"><text:span text:style-name="T5">:proceed</text:span></text:p>
          </draw:text-box>
        </draw:frame>
        <draw:frame draw:style-name="gr10" draw:text-style-name="P6" draw:layer="layout" svg:width="3.302cm" svg:height="1.393cm" svg:x="12.923cm" svg:y="4.414cm">
          <draw:text-box>
            <text:p text:style-name="P6"><text:span text:style-name="T5">:proceed</text:span></text:p>
          </draw:text-box>
        </draw:frame>
        <draw:frame draw:style-name="gr10" draw:text-style-name="P6" draw:layer="layout" svg:width="3.302cm" svg:height="1.393cm" svg:x="12.811cm" svg:y="9.382cm">
          <draw:text-box>
            <text:p text:style-name="P6"><text:span text:style-name="T5">:proceed</text:span></text:p>
          </draw:text-box>
        </draw:frame>
        <draw:frame draw:style-name="gr10" draw:text-style-name="P6" draw:layer="layout" svg:width="3.302cm" svg:height="1.393cm" svg:x="14.923cm" svg:y="13.416cm">
          <draw:text-box>
            <text:p text:style-name="P6"><text:span text:style-name="T5">:proceed</text:span></text:p>
          </draw:text-box>
        </draw:frame>
        <draw:frame draw:style-name="gr11" draw:text-style-name="P6" draw:layer="layout" svg:width="3.302cm" svg:height="1.524cm" svg:x="13.078cm" svg:y="6.615cm">
          <draw:text-box>
            <text:p text:style-name="P6"><text:span text:style-name="T5">:guess</text:span></text:p>
          </draw:text-box>
        </draw:frame>
        <draw:frame draw:style-name="gr11" draw:text-style-name="P6" draw:layer="layout" svg:width="3.302cm" svg:height="1.524cm" svg:x="17.678cm" svg:y="9.415cm">
          <draw:text-box>
            <text:p text:style-name="P6"><text:span text:style-name="T5">:gu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bek </meta:initial-creator>
    <meta:creation-date>2016-08-26T20:12:59.954037266</meta:creation-date>
    <dc:date>2016-08-27T20:16:57.930878747</dc:date>
    <dc:creator>bibek </dc:creator>
    <meta:editing-duration>PT15M22S</meta:editing-duration>
    <meta:editing-cycles>7</meta:editing-cycles>
    <meta:generator>LibreOffice/4.2.8.2$Linux_X86_64 LibreOffice_project/420m0$Build-2</meta:generator>
    <meta:document-statistic meta:object-count="24"/>
  </office:meta>
</office:document-meta>
</file>